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83.152816609105" calcext:value-type="float">
            <text:p>783.152816609105</text:p>
          </table:table-cell>
        </table:table-row>
        <table:table-row table:style-name="ro1">
          <table:table-cell office:value-type="float" office:value="774.767376095327" calcext:value-type="float">
            <text:p>774.767376095327</text:p>
          </table:table-cell>
        </table:table-row>
        <table:table-row table:style-name="ro1">
          <table:table-cell office:value-type="float" office:value="787.26519815465" calcext:value-type="float">
            <text:p>787.26519815465</text:p>
          </table:table-cell>
        </table:table-row>
        <table:table-row table:style-name="ro1">
          <table:table-cell office:value-type="float" office:value="772.385667611552" calcext:value-type="float">
            <text:p>772.385667611552</text:p>
          </table:table-cell>
        </table:table-row>
        <table:table-row table:style-name="ro1">
          <table:table-cell office:value-type="float" office:value="775.831303241423" calcext:value-type="float">
            <text:p>775.831303241423</text:p>
          </table:table-cell>
        </table:table-row>
        <table:table-row table:style-name="ro1">
          <table:table-cell office:value-type="float" office:value="788.83638744488" calcext:value-type="float">
            <text:p>788.83638744488</text:p>
          </table:table-cell>
        </table:table-row>
        <table:table-row table:style-name="ro1">
          <table:table-cell office:value-type="float" office:value="771.396613568867" calcext:value-type="float">
            <text:p>771.396613568867</text:p>
          </table:table-cell>
        </table:table-row>
        <table:table-row table:style-name="ro1">
          <table:table-cell office:value-type="float" office:value="788.512943439967" calcext:value-type="float">
            <text:p>788.512943439967</text:p>
          </table:table-cell>
        </table:table-row>
        <table:table-row table:style-name="ro1">
          <table:table-cell office:value-type="float" office:value="771.944450877315" calcext:value-type="float">
            <text:p>771.944450877315</text:p>
          </table:table-cell>
        </table:table-row>
        <table:table-row table:style-name="ro1">
          <table:table-cell office:value-type="float" office:value="782.803375448155" calcext:value-type="float">
            <text:p>782.803375448155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)" office:value-type="float" office:value="779.689613249124" calcext:value-type="float">
            <text:p>779.689613249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8:12:19.524811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8:32.247008002</meta:creation-date>
    <dc:date>2018-06-01T08:15:08.461255010</dc:date>
    <dc:creator>Davide Ancona</dc:creator>
    <meta:editing-duration>PT4M27S</meta:editing-duration>
    <meta:editing-cycles>2</meta:editing-cycles>
    <meta:generator>LibreOffice/5.3.4.2$Linux_X86_64 LibreOffice_project/30$Build-2</meta:generator>
    <meta:document-statistic meta:table-count="1" meta:cell-count="11" meta:object-count="0"/>
  </office:meta>
</office:document-meta>
</file>